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ert Sans" svg:font-family="'Albert Sans'" style:font-family-generic="swiss" style:font-pitch="variable"/>
    <style:font-face style:name="Albert Sans Black" svg:font-family="'Albert Sans Black'" style:font-family-generic="swiss" style:font-pitch="variable"/>
    <style:font-face style:name="Albert Sans ExtraBold" svg:font-family="'Albert Sans ExtraBold'" style:font-family-generic="swiss" style:font-pitch="variable"/>
    <style:font-face style:name="Albert Sans Medium" svg:font-family="'Albert Sans Medium'" style:font-family-generic="swiss" style:font-pitch="variable"/>
    <style:font-face style:name="Albert Sans SemiBold" svg:font-family="'Albert Sans SemiBold'" style:font-family-generic="swiss" style:font-pitch="variable"/>
    <style:font-face style:name="Albert Sans SemiBold1" svg:font-family="'Albert Sans SemiBold'" style:font-adornments="Semibold" style:font-family-generic="swiss" style:font-pitch="variable"/>
    <style:font-face style:name="Albert Sans1" svg:font-family="'Albert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Heading_20_2">
      <style:text-properties officeooo:rsid="002b8d3e" officeooo:paragraph-rsid="002b8d3e"/>
    </style:style>
    <style:style style:name="P3" style:family="paragraph" style:parent-style-name="Heading_20_2" style:master-page-name="">
      <loext:graphic-properties draw:fill="none"/>
      <style:paragraph-properties fo:margin-left="0in" fo:margin-right="1.1866in" fo:margin-top="0.139in" fo:margin-bottom="0.0835in" style:contextual-spacing="false" fo:line-height="150%" fo:text-indent="0in" style:auto-text-indent="false" style:page-number="auto" fo:break-before="page" fo:background-color="transparent" fo:keep-with-next="always"/>
    </style:style>
    <style:style style:name="P4" style:family="paragraph" style:parent-style-name="Standard">
      <loext:graphic-properties draw:fill="none"/>
      <style:paragraph-properties fo:margin-left="0in" fo:margin-right="1.1866in" fo:text-indent="0in" style:auto-text-indent="false" fo:background-color="transparent"/>
      <style:text-properties officeooo:rsid="00165633" officeooo:paragraph-rsid="00165633"/>
    </style:style>
    <style:style style:name="P5" style:family="paragraph" style:parent-style-name="Standard">
      <loext:graphic-properties draw:fill="none"/>
      <style:paragraph-properties fo:margin-left="0in" fo:margin-right="1.1866in" fo:text-indent="0in" style:auto-text-indent="false" fo:background-color="transparent"/>
      <style:text-properties officeooo:rsid="001666ff" officeooo:paragraph-rsid="001666ff"/>
    </style:style>
    <style:style style:name="P6" style:family="paragraph" style:parent-style-name="Standard">
      <loext:graphic-properties draw:fill="none"/>
      <style:paragraph-properties fo:margin-left="0in" fo:margin-right="1.1866in" fo:line-height="200%" fo:text-indent="0in" style:auto-text-indent="false" fo:background-color="transparent"/>
      <style:text-properties officeooo:paragraph-rsid="0021d14f"/>
    </style:style>
    <style:style style:name="P7" style:family="paragraph" style:parent-style-name="Standard">
      <loext:graphic-properties draw:fill="none"/>
      <style:paragraph-properties fo:margin-left="0in" fo:margin-right="1.1866in" fo:line-height="200%" fo:text-indent="0in" style:auto-text-indent="false" fo:break-before="page" fo:background-color="transparent"/>
    </style:style>
    <style:style style:name="P8" style:family="paragraph" style:parent-style-name="Standard">
      <loext:graphic-properties draw:fill="none"/>
      <style:paragraph-properties fo:margin-left="0in" fo:margin-right="1.1866in" fo:line-height="200%" fo:text-indent="0in" style:auto-text-indent="false" fo:background-color="transparent"/>
    </style:style>
    <style:style style:name="P9" style:family="paragraph" style:parent-style-name="Standard">
      <loext:graphic-properties draw:fill="none"/>
      <style:paragraph-properties fo:margin-left="0in" fo:margin-right="1.1866in" fo:text-indent="0in" style:auto-text-indent="false" fo:break-before="page" fo:background-color="transparent"/>
      <style:text-properties officeooo:rsid="001df2cb" officeooo:paragraph-rsid="001df2cb"/>
    </style:style>
    <style:style style:name="P10" style:family="paragraph" style:parent-style-name="Standard">
      <loext:graphic-properties draw:fill="none"/>
      <style:paragraph-properties fo:margin-left="0in" fo:margin-right="1.1866in" fo:text-indent="0in" style:auto-text-indent="false" fo:break-before="page" fo:background-color="transparent"/>
      <style:text-properties officeooo:rsid="0026ac2f" officeooo:paragraph-rsid="0026ac2f"/>
    </style:style>
    <style:style style:name="P11" style:family="paragraph" style:parent-style-name="Standard" style:master-page-name="">
      <loext:graphic-properties draw:fill="none"/>
      <style:paragraph-properties fo:margin-left="0in" fo:margin-right="1.1866in" fo:text-indent="0in" style:auto-text-indent="false" style:page-number="auto" fo:background-color="transparent"/>
    </style:style>
    <style:style style:name="P12" style:family="paragraph" style:parent-style-name="Standard" style:master-page-name="Index">
      <loext:graphic-properties draw:fill="none" draw:fill-gradient-name="gradient" draw:fill-hatch-name="hatch"/>
      <style:paragraph-properties fo:margin-left="0in" fo:margin-right="1.1866in" fo:text-indent="0in" style:auto-text-indent="false" style:page-number="auto" fo:break-before="page" fo:background-color="transparent"/>
    </style:style>
    <style:style style:name="P13" style:family="paragraph" style:parent-style-name="Text_20_body" style:list-style-name="L2">
      <style:text-properties officeooo:rsid="00293928" officeooo:paragraph-rsid="00293928"/>
    </style:style>
    <style:style style:name="P14" style:family="paragraph" style:parent-style-name="Text_20_body">
      <style:text-properties officeooo:rsid="00293928" officeooo:paragraph-rsid="00293928"/>
    </style:style>
    <style:style style:name="P15" style:family="paragraph" style:parent-style-name="Text_20_body" style:list-style-name="L3">
      <style:text-properties officeooo:rsid="00293928" officeooo:paragraph-rsid="00293928"/>
    </style:style>
    <style:style style:name="P16" style:family="paragraph" style:parent-style-name="Text_20_body" style:list-style-name="L4">
      <style:text-properties officeooo:rsid="00293928" officeooo:paragraph-rsid="00293928"/>
    </style:style>
    <style:style style:name="P17" style:family="paragraph" style:parent-style-name="Text_20_body">
      <style:text-properties officeooo:rsid="0029f7f7" officeooo:paragraph-rsid="0029f7f7"/>
    </style:style>
    <style:style style:name="P18" style:family="paragraph" style:parent-style-name="Text_20_body" style:list-style-name="L7">
      <style:text-properties officeooo:rsid="0029f7f7" officeooo:paragraph-rsid="0029f7f7"/>
    </style:style>
    <style:style style:name="P19" style:family="paragraph" style:parent-style-name="Text_20_body" style:list-style-name="L4">
      <style:text-properties officeooo:rsid="002dd6e8" officeooo:paragraph-rsid="002dd6e8"/>
    </style:style>
    <style:style style:name="P20" style:family="paragraph" style:parent-style-name="Text_20_body" style:list-style-name="L6">
      <style:text-properties officeooo:rsid="002f0bec" officeooo:paragraph-rsid="002f0bec"/>
    </style:style>
    <style:style style:name="P21" style:family="paragraph" style:parent-style-name="Text_20_body" style:list-style-name="L6">
      <style:text-properties officeooo:rsid="002f8f41" officeooo:paragraph-rsid="002f8f41"/>
    </style:style>
    <style:style style:name="P22" style:family="paragraph" style:parent-style-name="Text_20_body" style:list-style-name="L6">
      <style:text-properties officeooo:rsid="0030aa70" officeooo:paragraph-rsid="0030aa70"/>
    </style:style>
    <style:style style:name="P23" style:family="paragraph" style:parent-style-name="Text_20_body" style:list-style-name="L4">
      <style:text-properties officeooo:rsid="003186cb" officeooo:paragraph-rsid="003186cb"/>
    </style:style>
    <style:style style:name="P24" style:family="paragraph" style:parent-style-name="Text_20_body" style:list-style-name="L6">
      <style:text-properties officeooo:rsid="0032c091" officeooo:paragraph-rsid="0032c091"/>
    </style:style>
    <style:style style:name="P25" style:family="paragraph" style:parent-style-name="Text_20_body" style:list-style-name="L8">
      <loext:graphic-properties draw:fill="none"/>
      <style:paragraph-properties fo:margin-left="0.5in" fo:margin-right="1.1866in" fo:margin-top="0in" fo:margin-bottom="0.0972in" style:contextual-spacing="false" fo:line-height="115%" fo:text-indent="-0.25in" style:auto-text-indent="false" fo:background-color="transparent"/>
      <style:text-properties officeooo:rsid="0035a731" officeooo:paragraph-rsid="0035a731"/>
    </style:style>
    <style:style style:name="P26" style:family="paragraph" style:parent-style-name="Text_20_body" style:list-style-name="L8">
      <loext:graphic-properties draw:fill="none"/>
      <style:paragraph-properties fo:margin-left="0.5in" fo:margin-right="1.1866in" fo:margin-top="0in" fo:margin-bottom="0.0972in" style:contextual-spacing="false" fo:line-height="115%" fo:text-indent="-0.25in" style:auto-text-indent="false" fo:background-color="transparent"/>
      <style:text-properties officeooo:rsid="0035b9fa" officeooo:paragraph-rsid="0035b9fa"/>
    </style:style>
    <style:style style:name="P27" style:family="paragraph" style:parent-style-name="Text_20_body" style:list-style-name="L8">
      <loext:graphic-properties draw:fill="none"/>
      <style:paragraph-properties fo:margin-left="0.5in" fo:margin-right="1.1866in" fo:margin-top="0in" fo:margin-bottom="0.0972in" style:contextual-spacing="false" fo:line-height="115%" fo:text-indent="-0.25in" style:auto-text-indent="false" fo:background-color="transparent"/>
      <style:text-properties officeooo:rsid="003ac1c7" officeooo:paragraph-rsid="003ac1c7"/>
    </style:style>
    <style:style style:name="P28" style:family="paragraph" style:parent-style-name="Text_20_body" style:list-style-name="L8">
      <loext:graphic-properties draw:fill="none"/>
      <style:paragraph-properties fo:margin-left="0.5in" fo:margin-right="1.1866in" fo:margin-top="0in" fo:margin-bottom="0.0972in" style:contextual-spacing="false" fo:line-height="115%" fo:text-indent="-0.25in" style:auto-text-indent="false" fo:background-color="transparent"/>
      <style:text-properties officeooo:rsid="003cb354" officeooo:paragraph-rsid="003cb354"/>
    </style:style>
    <style:style style:name="P29" style:family="paragraph" style:parent-style-name="Text_20_body" style:list-style-name="L8" style:master-page-name="">
      <loext:graphic-properties draw:fill="none"/>
      <style:paragraph-properties fo:margin-left="0.5in" fo:margin-right="1.1866in" fo:margin-top="0in" fo:margin-bottom="0.0972in" style:contextual-spacing="false" fo:line-height="115%" fo:text-indent="-0.25in" style:auto-text-indent="false" style:page-number="auto" fo:background-color="transparent"/>
      <style:text-properties officeooo:rsid="003d7b2a" officeooo:paragraph-rsid="003d7b2a"/>
    </style:style>
    <style:style style:name="P30" style:family="paragraph" style:parent-style-name="Text_20_body" style:list-style-name="L6">
      <style:text-properties officeooo:rsid="003d7b2a" officeooo:paragraph-rsid="003d7b2a"/>
    </style:style>
    <style:style style:name="P31" style:family="paragraph" style:parent-style-name="Text_20_body" style:list-style-name="L4">
      <style:text-properties officeooo:rsid="003f38a1" officeooo:paragraph-rsid="003f38a1"/>
    </style:style>
    <style:style style:name="P32" style:family="paragraph">
      <style:text-properties fo:font-size="80pt" style:font-size-asian="80pt" style:font-size-complex="80pt"/>
    </style:style>
    <style:style style:name="P33" style:family="paragraph">
      <loext:graphic-properties draw:fill="none" draw:fill-color="#ffffff"/>
      <style:text-properties fo:color="#c1c2c5" loext:opacity="100%" loext:color-lum-mod="100%" loext:color-lum-off="0%" style:font-name="Albert Sans" fo:font-size="80pt" style:font-size-asian="80pt" style:font-size-complex="80pt"/>
    </style:style>
    <style:style style:name="P34" style:family="paragraph">
      <style:text-properties fo:color="#c1c2c5" loext:opacity="100%" style:font-name="Albert Sans ExtraBold"/>
    </style:style>
    <style:style style:name="P35" style:family="paragraph">
      <loext:graphic-properties draw:fill="none" draw:fill-color="#ffffff"/>
      <style:paragraph-properties style:writing-mode="lr-tb"/>
      <style:text-properties fo:color="#c1c2c5" loext:opacity="100%" loext:color-lum-mod="100%" loext:color-lum-off="0%" style:font-name="Albert Sans ExtraBold" fo:font-size="12pt"/>
    </style:style>
    <style:style style:name="T1" style:family="text">
      <style:text-properties style:font-name="Albert Sans Black" fo:font-size="16pt" style:font-size-asian="16pt" style:font-size-complex="16pt"/>
    </style:style>
    <style:style style:name="T2" style:family="text">
      <style:text-properties officeooo:rsid="002bf56c"/>
    </style:style>
    <style:style style:name="T3" style:family="text">
      <style:text-properties officeooo:rsid="002f8f41"/>
    </style:style>
    <style:style style:name="T4" style:family="text">
      <style:text-properties officeooo:rsid="00328393"/>
    </style:style>
    <style:style style:name="T5" style:family="text">
      <style:text-properties officeooo:rsid="00343aa3"/>
    </style:style>
    <style:style style:name="T6" style:family="text">
      <style:text-properties officeooo:rsid="0036e240"/>
    </style:style>
    <style:style style:name="T7" style:family="text">
      <style:text-properties officeooo:rsid="0038d4f3"/>
    </style:style>
    <style:style style:name="T8" style:family="text">
      <style:text-properties officeooo:rsid="003d54f1"/>
    </style:style>
    <style:style style:name="T9" style:family="text">
      <style:text-properties officeooo:rsid="003d7b2a"/>
    </style:style>
    <style:style style:name="T10" style:family="text">
      <style:text-properties fo:color="#c1c2c5" loext:opacity="100%" style:font-name="Albert Sans" fo:font-size="80pt" style:font-size-asian="80pt" style:font-size-complex="80pt"/>
    </style:style>
    <style:style style:name="T11" style:family="text">
      <style:text-properties fo:color="#c1c2c5" loext:opacity="100%" style:font-name="Albert Sans ExtraBold" fo:font-size="96pt" style:font-size-asian="80pt" style:font-size-complex="96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1.2728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fill="none" draw:fill-color="#ffffff" fo:min-height="1.2728in" style:run-through="foreground" style:wrap="run-through" style:number-wrapped-paragraphs="no-limit" style:wrap-contour-mode="full" style:vertical-pos="from-top" style:vertical-rel="paragraph" style:horizontal-pos="from-left" style:horizontal-rel="paragraph"/>
      <style:paragraph-properties style:writing-mode="lr-tb"/>
    </style:style>
    <style:style style:name="gr3" style:family="graphic">
      <style:graphic-properties draw:stroke="none" draw:fill="none" draw:fill-color="#ffffff" fo:min-height="1.3445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draw:auto-grow-width="true" fo:min-height="3.2008in" fo:min-width="5.0272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text:anchor-type="paragraph" draw:z-index="0" draw:name="Text Frame 1" draw:style-name="gr4" draw:text-style-name="P35" svg:width="5.0713in" svg:height="3.2012in" draw:transform="rotate (1.5707963267949) translate (-0.329861111111111in 10.1375in)"><draw:text-box><text:p text:style-name="P34"><text:span text:style-name="T11">Stefan</text:span></text:p><text:p text:style-name="P34"><text:span text:style-name="T11">Büchold</text:span></text:p></draw:text-box></draw:frame></text:p>
      <text:p text:style-name="P7"><draw:frame text:anchor-type="paragraph" draw:z-index="1" draw:name="Text Frame 2" draw:style-name="gr3" draw:text-style-name="P33" svg:width="5.385in" svg:height="1.3449in" draw:transform="rotate (1.5707963267949) translate (5.61666666666667in 10.1243055555556in)"><draw:text-box><text:p text:style-name="P32"><text:span text:style-name="T10">Index</text:span></text:p></draw:text-box></draw:frame>Introduction</text:p>
      <text:p text:style-name="P8">Biography</text:p>
      <text:p text:style-name="P8">Experience </text:p>
      <text:p text:style-name="P8">Skills</text:p>
      <text:p text:style-name="P8">Educational Path</text:p>
      <text:p text:style-name="P8">Honors and awards</text:p>
      <text:p text:style-name="P6">Contact</text:p>
      <text:p text:style-name="P12"><draw:frame text:anchor-type="paragraph" draw:z-index="2" draw:name="Text Frame 3" draw:style-name="gr1" draw:text-style-name="P33" svg:width="7.4157in" svg:height="1.3343in" draw:transform="rotate (1.5707963267949) translate (5.61666666666667in 10.1243055555556in)"><draw:text-box><text:p text:style-name="P32"><text:span text:style-name="T10">Introduction</text:span></text:p></draw:text-box></draw:frame><text:span text:style-name="T1">Hello. My name is Stefan.<text:line-break/>I am a multi-talented software developer from Germany. I like to build software.</text:span></text:p>
      <text:p text:style-name="P4"/>
      <text:p text:style-name="P5">You can also call me a product designer, experience designer, interaction, UI, UX or by any other market defined function-title. I'm also a multi-disciplinary maker with over 9 years of experiences in wide range of design disciplines, manager, advisor, entrepreneur, front-end developer, music enthusiast, traveler, photographer and more.</text:p>
      <text:p text:style-name="P10">I don’t like to define myself by the work I’ve done. I define myself by the work I want to do. Skills can be taught, personality is inherent. I prefer to keep learning, continue challenging myself, and do interesting things that matter. Fueled by high energy levels and boundless enthusiasm, I’m easily inspired and more then willing to follow my fascinations wherever they take me. I’m passionate, expressive, multi-talented spirit with a natural ability to entertain and inspire. I’m never satisfied to just come up with ideas. Instead I have an almost impulsive need to act on them. My abundant energy fuels me in the pursuit of many interests, hobbies, areas of study and artistic endeavors. I’m a fast learner, able to pick up new skills and juggle di"erent projects and roles with relative ease. I like to develop expertise in a number of areas over the course of my life and career. I’m a people-person with deep emotions and empathy, a natural storyteller. I’m able to inspire and am at my best when I’m sharing my creative expressions with others.</text:p>
      <text:p text:style-name="P10"><draw:frame text:anchor-type="paragraph" draw:z-index="3" draw:name="Text Frame 4" draw:style-name="gr2" draw:text-style-name="P33" svg:width="7.4157in" svg:height="1.3343in" draw:transform="rotate (1.5707963267949) translate (5.61666666666667in 10.1597222222222in)"><draw:text-box><text:p text:style-name="P32"><text:span text:style-name="T10">Biography</text:span></text:p></draw:text-box></draw:frame>My journey as a designer started already at the age 14 when attending the High School for Digital communication, design and media. After that I got my bachelor and master's degree in Communication and media studies. This has helped me to widen my range of knowledge and gather experiences through various disciplines, such as front-end development, print design, motion graphics, 3D sculpting and animations, photography, videography, psychology, and many more. Fast forward few years, I’m now focusing on product design, management, research, advising, leadership and entrepreneurship. My work is something I do with lot of honesty, appetite and commitment. Over the past years I had the opportunity to drive and do hands-on work for some amazing brands from all over the world. My work has also been recognized by some of the biggest names in the industry, like Google, Microsoft, Netflix, PayPal and many more. Beside my freelance career I’ve also done some hands on work in Switzerland, where I worked as a lead designer for one of the top #3 most downloaded free apps on the German market. After that I become a co-founder and entrepreneur, trying to build my own startup company in Germany. As part of overachievement, I have been awarded as an awesome Designer #106, have been featured in BNN publication in Japan among some of the best designers in the world and was selected as one of the top 10 designers to follow in 2015. At my university I have been given an award for an outstanding contribution and have received a second national award, as one of the cofounders developing a desktop application that enables children with special needs <text:soft-page-break/>to learn independently and play educational games. Dejan Markovic - Bio have received a second national award, as one of the cofounders developing a desktop application that enables children with special needs to learn independently and play educational games. I’m currently self-employed and am working with a selected freelance client base. In my spare time you’ll find me exploring and traveling the world. I love new adventures, meeting new people and mostly capturing the moments with my Leica. Photography itself can teach us much about visual impression and storytelling as life itself.</text:p>
      <text:h text:style-name="P3" text:outline-level="2"><draw:frame text:anchor-type="paragraph" draw:z-index="4" draw:name="Text Frame 5" draw:style-name="gr1" draw:text-style-name="P33" svg:width="7.4157in" svg:height="1.3343in" draw:transform="rotate (1.5707963267949) translate (5.61666666666667in 10.1243055555556in)"><draw:text-box><text:p text:style-name="P32"><text:span text:style-name="T10">Experience</text:span></text:p></draw:text-box></draw:frame>Subproject Leader</text:h>
      <text:p text:style-name="Date">2012 – 2013</text:p>
      <text:p text:style-name="Standard">sdfsdfsdfdsf</text:p>
      <text:h text:style-name="P1" text:outline-level="2"><draw:frame text:anchor-type="paragraph" draw:z-index="5" draw:name="Text Frame 6" draw:style-name="gr1" draw:text-style-name="P33" svg:width="7.4157in" svg:height="1.3343in" draw:transform="rotate (1.5707963267949) translate (5.61666666666667in 10.1243055555556in)"><draw:text-box><text:p text:style-name="P32"><text:span text:style-name="T10">Skills</text:span></text:p></draw:text-box></draw:frame>Soft skills</text:h>
      <text:list text:style-name="L2">
        <text:list-item>
          <text:p text:style-name="P13">Sdfdsfsdfsdf</text:p>
        </text:list-item>
      </text:list>
      <text:p text:style-name="P14"/>
      <text:h text:style-name="Heading_20_2" text:outline-level="2">Hard skills</text:h>
      <text:list text:style-name="L3">
        <text:list-item>
          <text:p text:style-name="P15">Dfdg</text:p>
        </text:list-item>
      </text:list>
      <text:p text:style-name="P14"/>
      <text:h text:style-name="Heading_20_2" text:outline-level="2">Technical skills</text:h>
      <text:list xml:id="list567529771" text:style-name="L4">
        <text:list-item>
          <text:p text:style-name="P16">HTML/<text:span text:style-name="T5">HTML5</text:span></text:p>
        </text:list-item>
        <text:list-item>
          <text:p text:style-name="P16">CSS/<text:span text:style-name="T2">CSS3</text:span></text:p>
        </text:list-item>
        <text:list-item>
          <text:p text:style-name="P19">Java Script / ECMA Script / TypeScript / <text:span text:style-name="T4">NodeJS</text:span></text:p>
        </text:list-item>
        <text:list-item>
          <text:p text:style-name="P23">React / React Native / Next.js</text:p>
        </text:list-item>
        <text:list-item>
          <text:p text:style-name="P31">Electron</text:p>
        </text:list-item>
      </text:list>
      <text:p text:style-name="P14"/>
      <text:h text:style-name="Heading_20_2" text:outline-level="2">Software</text:h>
      <text:list xml:id="list1687568059" text:style-name="L6">
        <text:list-item>
          <text:p text:style-name="P20">MySQL / Postgres SQL / <text:span text:style-name="T3">GraphQL</text:span></text:p>
        </text:list-item>
        <text:list-item>
          <text:p text:style-name="P24">Docker / Podman</text:p>
        </text:list-item>
        <text:list-item>
          <text:p text:style-name="P21">SAP ERP</text:p>
        </text:list-item>
        <text:list-item>
          <text:p text:style-name="P30">Azure DevOps</text:p>
        </text:list-item>
        <text:list-item>
          <text:p text:style-name="P30">Atlassian JIRA / Confluence</text:p>
        </text:list-item>
        <text:list-item>
          <text:p text:style-name="P30">SAP HANA Cloud Platform</text:p>
        </text:list-item>
        <text:list-item>
          <text:p text:style-name="P22">Microsoft Office, e. g. Word, Excel, Powerpoint</text:p>
        </text:list-item>
      </text:list>
      <text:p text:style-name="P17"/>
      <text:h text:style-name="Heading_20_2" text:outline-level="2">Weaknesses</text:h>
      <text:list text:style-name="L7">
        <text:list-item>
          <text:p text:style-name="P18">Sdfsdf</text:p>
        </text:list-item>
      </text:list>
      <text:p text:style-name="P17"><text:soft-page-break/></text:p>
      <text:h text:style-name="P2" text:outline-level="2">Things I like</text:h>
      <text:list xml:id="list1006371875" text:style-name="L8">
        <text:list-item>
          <text:p text:style-name="P29">I am passionate about software development</text:p>
        </text:list-item>
        <text:list-item>
          <text:p text:style-name="P28">Learning new things <text:span text:style-name="T8">or technologies</text:span> and listen<text:span text:style-name="T9">ing</text:span> to tech podcasts</text:p>
        </text:list-item>
        <text:list-item>
          <text:p text:style-name="P26">Spend<text:span text:style-name="T7">ing</text:span> time with my girlfriend / <text:span text:style-name="T6">go for a walk / discussions with her</text:span></text:p>
        </text:list-item>
        <text:list-item>
          <text:p text:style-name="P27">I do some sports, e. g. swimming, cardio and weight training </text:p>
        </text:list-item>
        <text:list-item>
          <text:p text:style-name="P25">I love to cook and experiment with new dishes</text:p>
        </text:list-item>
        <text:list-item>
          <text:p text:style-name="P25">Listen and make music (once I was a drummer in a thrash metal band / I play tenor horn in a brass band more than 25 years)</text:p>
        </text:list-item>
      </text:list>
      <text:p text:style-name="P9"><draw:frame text:anchor-type="paragraph" draw:z-index="6" draw:name="Text Frame 7" draw:style-name="gr1" draw:text-style-name="P33" svg:width="7.4157in" svg:height="1.3343in" draw:transform="rotate (1.5707963267949) translate (5.61666666666667in 10.1243055555556in)"><draw:text-box><text:p text:style-name="P32"><text:span text:style-name="T10">Contact</text:span></text:p></draw:text-box></draw:frame>dsfdsfds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ert Sans" svg:font-family="'Albert Sans'" style:font-family-generic="swiss" style:font-pitch="variable"/>
    <style:font-face style:name="Albert Sans Black" svg:font-family="'Albert Sans Black'" style:font-family-generic="swiss" style:font-pitch="variable"/>
    <style:font-face style:name="Albert Sans ExtraBold" svg:font-family="'Albert Sans ExtraBold'" style:font-family-generic="swiss" style:font-pitch="variable"/>
    <style:font-face style:name="Albert Sans Medium" svg:font-family="'Albert Sans Medium'" style:font-family-generic="swiss" style:font-pitch="variable"/>
    <style:font-face style:name="Albert Sans SemiBold" svg:font-family="'Albert Sans SemiBold'" style:font-family-generic="swiss" style:font-pitch="variable"/>
    <style:font-face style:name="Albert Sans SemiBold1" svg:font-family="'Albert Sans SemiBold'" style:font-adornments="Semibold" style:font-family-generic="swiss" style:font-pitch="variable"/>
    <style:font-face style:name="Albert Sans1" svg:font-family="'Albert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lbert Sans1" fo:font-family="'Albert Sans'" style:font-style-name="Regular" style:font-family-generic="swiss"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lbert Sans1" fo:font-family="'Albert Sans'" style:font-style-name="Regular" style:font-family-generic="swiss" style:font-pitch="variable" fo:font-size="80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Albert Sans SemiBold1" fo:font-family="'Albert Sans SemiBold'" style:font-style-name="Semibold" style:font-family-generic="swiss" style:font-pitch="variable" fo:font-size="16pt" fo:font-weight="600" style:font-size-asian="16pt" style:font-weight-asian="bold" style:font-size-complex="16pt" style:font-weight-complex="bold"/>
    </style:style>
    <style:style style:name="Date" style:family="paragraph" style:parent-style-name="Text_20_body">
      <style:text-properties fo:color="#c1c2c5" loext:opacity="100%" fo:font-weight="bold" officeooo:rsid="00281af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090b10" style:writing-mode="lr-tb" draw:fill="solid" draw:fill-color="#090b10" draw:fill-gradient-name="Pastel_20_Bouquet"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090b10" draw:fill-gradient-name="Pastel_20_Bouquet"/>
    </style:style>
  </office:automatic-styles>
  <office:master-styles>
    <style:master-page style:name="Standard" style:page-layout-name="Mpm1" draw:style-name="Mdp1"/>
    <style:master-page style:name="Index" style:page-layout-name="Mpm2"/>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17:30:23.471818991</meta:creation-date>
    <dc:date>2023-03-27T23:55:12.595886965</dc:date>
    <meta:editing-duration>PT6H24M31S</meta:editing-duration>
    <meta:editing-cycles>41</meta:editing-cycles>
    <meta:generator>LibreOffice/7.4.6.2$Linux_X86_64 LibreOffice_project/40$Build-2</meta:generator>
    <meta:document-statistic meta:table-count="0" meta:image-count="0" meta:object-count="0" meta:page-count="10" meta:paragraph-count="42" meta:word-count="788" meta:character-count="4655" meta:non-whitespace-character-count="3927"/>
  </office:meta>
</office:document-meta>
</file>